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5.6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5032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 fo:font-weight="bold" style:font-weight-asian="bold" style:font-weight-complex="bold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font-weight="bold" style:font-weight-asian="bold" style:font-weight-complex="bold"/>
    </style:style>
    <style:style style:name="T6" style:family="text">
      <style:text-properties fo:color="#7f0055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7" style:family="text">
      <style:text-properties style:font-size-complex="10pt" fo:color="#005032" style:font-name="Monospace" fo:font-size="10pt" style:font-name-asian="Monospace" style:font-name-complex="Monospace" style:font-size-asian="10pt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fo:color="#000000" fo:font-weight="bold" style:font-weight-complex="bold" style:font-weight-asian="bold"/>
    </style:style>
    <style:style style:name="T10" style:family="text">
      <style:text-properties style:font-size-complex="10pt" style:font-name="Monospace" fo:font-size="10pt" style:font-name-asian="Monospace" style:font-name-complex="Monospace" style:font-size-asian="10pt" fo:color="#7f0055" style:font-weight-complex="bold" style:font-weight-asian="bold" fo:font-weight="bold"/>
    </style:style>
    <style:style style:name="T11" style:family="text">
      <style:text-properties style:font-size-complex="10pt" style:font-name="Monospace" fo:font-size="10pt" style:font-name-asian="Monospace" style:font-name-complex="Monospace" style:font-size-asian="10pt" fo:color="#005032"/>
    </style:style>
    <style:style style:name="T12" style:family="text">
      <style:text-properties style:font-size-complex="10pt" style:font-name="Monospace" fo:font-size="10pt" style:font-name-asian="Monospace" style:font-name-complex="Monospace" style:font-size-asian="10pt" fo:color="#7f0055" fo:font-weight="bold" style:font-weight-asian="bold" style:font-weight-complex="bold"/>
    </style:style>
    <style:style style:name="T13" style:family="text">
      <style:text-properties fo:color="#000000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000000" fo:font-weight="bold" style:font-weight-complex="bold" style:font-weight-asian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fo:color="#005032"/>
    </style:style>
    <style:style style:name="T17" style:family="text">
      <style:text-properties fo:color="#7f0055" fo:font-size="10pt" fo:font-weight="bold" style:font-name-asian="Monospace" style:font-name-complex="Monospace" style:font-size-asian="10pt" style:font-size-complex="10pt" style:font-weight-asian="bold" style:font-name="Monospace" style:font-weight-complex="bold"/>
    </style:style>
    <style:style style:name="T18" style:family="text">
      <style:text-properties fo:font-size="10pt" style:font-name-asian="Monospace" style:font-name-complex="Monospace" style:font-size-asian="10pt" style:font-size-complex="10pt" style:font-name="Monospace" fo:color="#000000"/>
    </style:style>
    <style:style style:name="T19" style:family="text">
      <style:text-properties fo:font-size="10pt" style:font-name-asian="Monospace" style:font-name-complex="Monospace" style:font-size-asian="10pt" style:font-size-complex="10pt" style:font-name="Monospace" fo:color="#005032"/>
    </style:style>
    <style:style style:name="T20" style:family="text">
      <style:text-properties fo:font-size="10pt" style:font-name-asian="Monospace" style:font-name-complex="Monospace" style:font-size-asian="10pt" style:font-size-complex="10pt" style:font-name="Monospace" fo:color="#000000" fo:font-weight="bold" style:font-weight-asian="bold" style:font-weight-complex="bold"/>
    </style:style>
    <style:style style:name="T21" style:family="text">
      <style:text-properties fo:font-size="10pt" style:font-name-asian="Monospace" style:font-name-complex="Monospace" style:font-size-asian="10pt" style:font-size-complex="10pt" style:font-name="Monospace" fo:color="#7f0055" fo:font-weight="bold" style:font-weight-asian="bold" style:font-weight-complex="bold"/>
    </style:style>
    <style:style style:name="T22" style:family="text">
      <style:text-properties style:font-size-complex="10pt" style:font-weight-asian="bold" fo:color="#7f0055" style:font-name="Monospace" style:font-weight-complex="bold" fo:font-size="10pt" fo:font-weight="bold" style:font-name-asian="Monospace" style:font-name-complex="Monospace" style:font-size-asian="10pt"/>
    </style:style>
    <style:style style:name="T23" style:family="text">
      <style:text-properties style:font-size-complex="10pt" style:font-name="Monospace" fo:font-size="10pt" style:font-name-asian="Monospace" style:font-name-complex="Monospace" style:font-size-asian="10pt" fo:color="#000000" fo:font-weight="bold" style:font-weight-asian="bold" style:font-weight-complex="bold"/>
    </style:style>
    <style:style style:name="T24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5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26" style:family="text">
      <style:text-properties style:font-name-complex="Monospace" style:font-size-asian="10pt" style:font-size-complex="10pt" style:font-name="Monospace" fo:font-size="10pt" style:font-name-asian="Monospace" fo:color="#005032"/>
    </style:style>
    <style:style style:name="T27" style:family="text">
      <style:text-properties style:font-name-complex="Monospace" style:font-size-asian="10pt" style:font-size-complex="10pt" style:font-name="Monospace" fo:font-size="10pt" style:font-name-asian="Monospace" fo:color="#000000" fo:font-weight="bold" style:font-weight-complex="bold" style:font-weight-asian="bold"/>
    </style:style>
    <style:style style:name="T28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29" style:family="text">
      <style:text-properties style:font-name-complex="Monospace" style:font-size-asian="10pt" style:font-size-complex="10pt" style:font-weight-asian="bold" fo:color="#7f0055" style:font-name="Monospace" style:font-weight-complex="bold" fo:font-size="10pt" fo:font-weight="bold" style:font-name-asian="Monospace"/>
    </style:style>
    <style:style style:name="T30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31" style:family="text">
      <style:text-properties style:font-name="Monospace" fo:font-size="10pt" style:font-name-asian="Monospace" style:font-name-complex="Monospace" style:font-size-asian="10pt" style:font-size-complex="10pt" fo:color="#000000" style:font-weight-asian="bold" fo:font-weight="bold" style:font-weight-complex="bold"/>
    </style:style>
    <style:style style:name="T32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33" style:family="text">
      <style:text-properties fo:color="#7f0055" style:font-name="Monospace" style:font-weight-asian="bold" style:font-size-complex="10pt" style:font-size-asian="10pt" style:font-name-complex="Monospace" style:font-name-asian="Monospace" fo:font-weight="bold" fo:font-size="10pt" style:font-weight-complex="bold"/>
    </style:style>
    <style:style style:name="T34" style:family="text">
      <style:text-properties style:font-name="Monospace" style:font-size-complex="10pt" style:font-size-asian="10pt" style:font-name-complex="Monospace" style:font-name-asian="Monospace" fo:font-size="10pt" fo:color="#000000"/>
    </style:style>
    <style:style style:name="T35" style:family="text">
      <style:text-properties style:font-name="Monospace" style:font-size-complex="10pt" style:font-size-asian="10pt" style:font-name-complex="Monospace" style:font-name-asian="Monospace" fo:font-size="10pt" fo:color="#005032"/>
    </style:style>
    <style:style style:name="T36" style:family="text">
      <style:text-properties style:font-name="Monospace" style:font-size-complex="10pt" style:font-size-asian="10pt" style:font-name-complex="Monospace" style:font-name-asian="Monospace" fo:font-size="10pt" fo:color="#000000" fo:font-weight="bold" style:font-weight-asian="bold" style:font-weight-complex="bold"/>
    </style:style>
    <style:style style:name="T37" style:family="text">
      <style:text-properties style:font-name-complex="Monospace" style:font-size-asian="10pt" style:font-size-complex="10pt" style:font-name="Monospace" fo:font-size="10pt" style:font-name-asian="Monospace" fo:color="#000000" style:font-weight-asian="bold" style:font-weight-complex="bold" fo:font-weight="bold"/>
    </style:style>
    <style:style style:name="T38" style:family="text">
      <style:text-properties style:font-name-complex="Monospace" style:font-size-asian="10pt" style:font-size-complex="10pt" style:font-name="Monospace" fo:font-size="10pt" style:font-name-asian="Monospace" style:font-weight-complex="bold" style:font-weight-asian="bold" fo:color="#7f0055" fo:font-weight="bold"/>
    </style:style>
    <style:style style:name="T39" style:family="text">
      <style:text-properties style:font-weight-complex="bold" fo:font-size="10pt" fo:font-weight="bold" style:font-name-asian="Monospace" style:font-name-complex="Monospace" style:font-size-asian="10pt" style:font-size-complex="10pt" style:font-weight-asian="bold" fo:color="#7f0055" style:font-name="Monospace"/>
    </style:style>
    <style:style style:name="T40" style:family="text">
      <style:text-properties fo:font-size="10pt" style:font-name-asian="Monospace" style:font-name-complex="Monospace" style:font-size-asian="10pt" style:font-size-complex="10pt" style:font-name="Monospace" fo:color="#000000" style:font-weight-asian="bold" style:font-weight-complex="bold" fo:font-weight="bold"/>
    </style:style>
    <style:style style:name="T41" style:family="text">
      <style:text-properties fo:font-weight="bold" style:font-name-asian="Monospace" style:font-name-complex="Monospace" style:font-size-asian="10pt" style:font-size-complex="10pt" style:font-weight-asian="bold" fo:color="#7f0055" style:font-name="Monospace" style:font-weight-complex="bold" fo:font-size="10pt"/>
    </style:style>
    <style:style style:name="T42" style:family="text">
      <style:text-properties style:font-name-asian="Monospace" style:font-name-complex="Monospace" style:font-size-asian="10pt" style:font-size-complex="10pt" style:font-name="Monospace" fo:font-size="10pt" fo:color="#000000"/>
    </style:style>
    <style:style style:name="T43" style:family="text">
      <style:text-properties style:font-name-asian="Monospace" style:font-name-complex="Monospace" style:font-size-asian="10pt" style:font-size-complex="10pt" style:font-name="Monospace" fo:font-size="10pt" fo:color="#005032"/>
    </style:style>
    <style:style style:name="T44" style:family="text">
      <style:text-properties style:font-name-asian="Monospace" style:font-name-complex="Monospace" style:font-size-asian="10pt" style:font-size-complex="10pt" style:font-name="Monospace" fo:font-size="10pt" fo:color="#000000" fo:font-weight="bold" style:font-weight-asian="bold" style:font-weight-complex="bold"/>
    </style:style>
    <style:style style:name="T45" style:family="text">
      <style:text-properties style:font-name="Monospace" fo:font-size="10pt" fo:font-weight="bold" style:font-name-asian="Monospace" style:font-name-complex="Monospace" style:font-size-asian="10pt" style:font-size-complex="10pt" style:font-weight-asian="bold" style:font-weight-complex="bold" fo:color="#7f0055"/>
    </style:style>
    <style:style style:name="T46" style:family="text">
      <style:text-properties fo:color="#7f0055" style:font-name="Monospace" style:font-weight-complex="bold" fo:font-size="10pt" fo:font-weight="bold" style:font-name-asian="Monospace" style:font-name-complex="Monospace" style:font-size-asian="10pt" style:font-size-complex="10pt" style:font-weight-asian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被拆分的文件</text:p>
          </table:table-cell>
          <table:table-cell office:value-type="string" calcext:value-type="string">
            <text:p>拆分后文档</text:p>
          </table:table-cell>
          <table:table-cell table:style-name="Default" office:value-type="string" calcext:value-type="string">
            <text:p>包含的公有函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 table:number-columns-spanned="1" table:number-rows-spanned="68">
            <text:p>im_b2r.c</text:p>
          </table:table-cell>
          <table:table-cell office:value-type="string" calcext:value-type="string" table:number-columns-spanned="1" table:number-rows-spanned="16">
            <text:p>imb2r.c</text:p>
          </table:table-cell>
          <table:table-cell office:value-type="string" calcext:value-type="string">
            <text:p><text:span text:style-name="T1">INT32</text:span><text:span text:style-name="T2"> </text:span><text:span text:style-name="T3">Im_B2R_On_P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P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P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3" office:value-type="string" calcext:value-type="string">
            <text:p><text:span text:style-name="T4">VOID </text:span><text:span text:style-name="T5">Im_B2R_Print_ClockStatus</text:span><text:span text:style-name="T4">( VOID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n_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n_H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H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H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n_I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I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I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DekneeAccessEnable</text:span><text:span text:style-name="T2">( UCHAR pipe_no, UCHAR access_enable, UCHAR wait_enabl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RGB_KneeAccessEnable</text:span><text:span text:style-name="T2">( UCHAR pipe_no, UCHAR access_enable, UCHAR wait_enabl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void</text:span><text:span text:style-name="T2"> </text:span><text:span text:style-name="T3">im_b2r_for_g_im_b2r_clk_ctrl_cnt_disable</text:span><text:span text:style-name="T2">(UCHAR pipe_no,UCHAR size_coef);</text:span></text:p>
          </table:table-cell>
          <table:table-cell table:style-name="ce6" office:value-type="string" calcext:value-type="string">
            <text:p>//因为变量共享，用函数来调用变量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11">
            <text:p>imb2r1.c</text:p>
          </table:table-cell>
          <table:table-cell office:value-type="string" calcext:value-type="string">
            <text:p><text:span text:style-name="T1">INT32</text:span><text:span text:style-name="T2"> </text:span><text:span text:style-name="T3">Im_B2R_Init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InAddr_Info</text:span><text:span text:style-name="T8">(UCHAR pipe_no, </text:span><text:span text:style-name="T10">const</text:span><text:span text:style-name="T8"> </text:span><text:span text:style-name="T11">T_IM_B2R_INADDR_INFO</text:span><text:span text:style-name="T8">* </text:span><text:span text:style-name="T12">const</text:span><text:span text:style-name="T8"> in_addr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Int_Handler</text:span>(UCHAR pipe_no );</text:p>
          </table:table-cell>
          <table:table-cell/>
        </table:table-row>
        <table:table-row table:style-name="ro3">
          <table:covered-table-cell table:number-columns-repeated="2"/>
          <table:table-cell table:style-name="ce5" office:value-type="string" calcext:value-type="string">
            <text:p>VOID Im_B2R_Print_Status( VOID );</text:p>
          </table:table-cell>
          <table:table-cell/>
        </table:table-row>
        <table:table-row table:style-name="ro3">
          <table:covered-table-cell table:number-columns-repeated="2"/>
          <table:table-cell table:style-name="ce5" office:value-type="string" calcext:value-type="string">
            <text:p>VOID Im_B2R_Print_AccEnStatus( VOID );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OutBankInfo</text:span><text:span text:style-name="T8">(UCHAR pipe_no, </text:span><text:span text:style-name="T10">const</text:span><text:span text:style-name="T8"> </text:span><text:span text:style-name="T11">T_IM_B2R_OUTBANK_INFO</text:span><text:span text:style-name="T8">* </text:span><text:span text:style-name="T12">const</text:span><text:span text:style-name="T8"> b2r_bank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Get_Latest_OutAddr</text:span><text:span text:style-name="T8">( UCHAR pipe_no, UCHAR* </text:span><text:span text:style-name="T10">const</text:span><text:span text:style-name="T8"> latest_bank_idx, </text:span><text:span text:style-name="T11">T_IM_B2R_OUTADDR_INFO</text:span><text:span text:style-name="T8">* </text:span><text:span text:style-name="T12">const</text:span><text:span text:style-name="T8"> latest_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Get_OutBankIndex</text:span><text:span text:style-name="T2">( UCHAR pipe_no, UCHAR* </text:span><text:span text:style-name="T14">const</text:span><text:span text:style-name="T2"> bank_index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Rect_Param</text:span><text:span text:style-name="T2">( UCHAR pipe_no, </text:span><text:span text:style-name="T16">T_IM_B2R_RECT</text:span><text:span text:style-name="T2">* </text:span><text:span text:style-name="T14">const</text:span><text:span text:style-name="T2"> b2r_rect_pa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Rect</text:span><text:span text:style-name="T8">( UCHAR pipe_no, </text:span><text:span text:style-name="T10">const</text:span><text:span text:style-name="T8"> </text:span><text:span text:style-name="T11">T_IM_B2R_RECT</text:span><text:span text:style-name="T8">* </text:span><text:span text:style-name="T12">const</text:span><text:span text:style-name="T8"> b2r_rect_pa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</text:span><text:span text:style-name="T8">(UCHAR pipe_no, </text:span><text:span text:style-name="T10">const</text:span><text:span text:style-name="T8"> </text:span><text:span text:style-name="T11">T_IM_B2R_CTRL</text:span><text:span text:style-name="T8">* </text:span><text:span text:style-name="T12">const</text:span><text:span text:style-name="T8"> b2r_ctrl );</text:span></text:p>
          </table:table-cell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9">
            <text:p>imb2r2.c</text:p>
          </table:table-cell>
          <table:table-cell office:value-type="string" calcext:value-type="string">
            <text:p><text:span text:style-name="T7">INT32</text:span><text:span text:style-name="T8"> </text:span><text:span text:style-name="T9">Im_B2R_Ctrl_ModeSDRAMInput</text:span><text:span text:style-name="T8">( UCHAR pipe_no, </text:span><text:span text:style-name="T10">const</text:span><text:span text:style-name="T8"> </text:span><text:span text:style-name="T11">T_IM_B2R_CTRL_SDRAM_INPUT</text:span><text:span text:style-name="T8">* </text:span><text:span text:style-name="T12">const</text:span><text:span text:style-name="T8"> b2r_ctrl_sdram_inpu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ModeB2BDirect</text:span><text:span text:style-name="T8">( UCHAR pipe_no, </text:span><text:span text:style-name="T10">const</text:span><text:span text:style-name="T8"> </text:span><text:span text:style-name="T11">T_IM_B2R_CTRL_B2B_DIRECT</text:span><text:span text:style-name="T8">* </text:span><text:span text:style-name="T12">const</text:span><text:span text:style-name="T8"> b2r_ctrl_b2b_direc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HRingPixs</text:span><text:span text:style-name="T2">( UCHAR pipe_no, </text:span><text:span text:style-name="T16">USHORT</text:span><text:span text:style-name="T2">* </text:span><text:span text:style-name="T14">const</text:span><text:span text:style-name="T2"> ring_pixs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ContStart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tart</text:span><text:span text:style-name="T2">( UCHAR pipe_no, UCHAR start_typ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top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calc_in_rect_sdram_input</text:span>( UCHAR pipe_no );</text:p>
          </table:table-cell>
          <table:table-cell table:style-name="ce6" office:value-type="string" calcext:value-type="string">
            <text:p>//为了平衡代码量，私有转公有</text:p>
          </table:table-cell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calc_top_color_sdram_input</text:span>( UCHAR pipe_no );</text:p>
          </table:table-cell>
          <table:table-cell table:style-name="ce6" office:value-type="string" calcext:value-type="string">
            <text:p>//为了平衡代码量，私有转公有</text:p>
          </table:table-cell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calc_in_rect_b2b_direct</text:span>( UCHAR pipe_no );</text:p>
          </table:table-cell>
          <table:table-cell table:style-name="ce6" office:value-type="string" calcext:value-type="string">
            <text:p>//为了平衡代码量，私有转公有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14">
            <text:p>imb2r3.c</text:p>
          </table:table-cell>
          <table:table-cell office:value-type="string" calcext:value-type="string">
            <text:p><text:span text:style-name="T17">extern</text:span><text:span text:style-name="T18"/><text:span text:style-name="T19">INT32</text:span><text:span text:style-name="T18"> </text:span><text:span text:style-name="T20">Im_B2R_Get_RdmaAddr_Deknee_Table</text:span><text:span text:style-name="T18">( UCHAR pipe_no, </text:span><text:span text:style-name="T21">const</text:span><text:span text:style-name="T18"> </text:span><text:span text:style-name="T19">T_IM_B2R_CTRL_RDMA_DEKNEE_TBL_ADDR</text:span><text:span text:style-name="T1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2R_Get_RdmaAddr_Knee_Table</text:span><text:span text:style-name="T8">( UCHAR pipe_no, </text:span><text:span text:style-name="T11">E_B2R_RGBTBL</text:span><text:span text:style-name="T8"> tbl_type, </text:span><text:span text:style-name="T12">const</text:span><text:span text:style-name="T8"> </text:span><text:span text:style-name="T11">T_IM_B2R_CTRL_RDMA_KNEE_TBL_ADDR</text:span><text:span text:style-name="T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/><text:span text:style-name="T19">INT32</text:span><text:span text:style-name="T18"> </text:span><text:span text:style-name="T20">Im_B2R_Get_RdmaAddr_Offset_Cntl</text:span><text:span text:style-name="T18">( UCHAR pipe_no, </text:span><text:span text:style-name="T21">const</text:span><text:span text:style-name="T18"> </text:span><text:span text:style-name="T19">T_IM_B2R_CTRL_RDMA_OFST_ADDR</text:span><text:span text:style-name="T1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/><text:span text:style-name="T19">INT32</text:span><text:span text:style-name="T18"> </text:span><text:span text:style-name="T20">Im_B2R_Get_RdmaAddr_WB_Slope_Cntl</text:span><text:span text:style-name="T18">( UCHAR pipe_no, </text:span><text:span text:style-name="T21">const</text:span><text:span text:style-name="T18"> </text:span><text:span text:style-name="T19">T_IM_B2R_CTRL_RDMA_WB_SLOPE_ADDR</text:span><text:span text:style-name="T1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/><text:span text:style-name="T19">INT32</text:span><text:span text:style-name="T18"> </text:span><text:span text:style-name="T20">Im_B2R_Get_RdmaAddr_WB_Clip_Cntl</text:span><text:span text:style-name="T18">( UCHAR pipe_no, </text:span><text:span text:style-name="T21">const</text:span><text:span text:style-name="T18"> </text:span><text:span text:style-name="T19">T_IM_B2R_CTRL_RDMA_WB_CLIP_ADDR</text:span><text:span text:style-name="T1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/><text:span text:style-name="T19">INT32</text:span><text:span text:style-name="T18"> </text:span><text:span text:style-name="T20">Im_B2R_Get_RdmaAddr_Sensitivity_Cntl</text:span><text:span text:style-name="T18">( UCHAR pipe_no, </text:span><text:span text:style-name="T21">const</text:span><text:span text:style-name="T18"> </text:span><text:span text:style-name="T19">T_IM_B2R_CTRL_RDMA_SENSITIVITY_ADDR</text:span><text:span text:style-name="T1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/><text:span text:style-name="T19">INT32</text:span><text:span text:style-name="T18"> </text:span><text:span text:style-name="T20">Im_B2R_Get_RdmaAddr_HPF_Cntl</text:span><text:span text:style-name="T18">( UCHAR pipe_no, </text:span><text:span text:style-name="T21">const</text:span><text:span text:style-name="T18"> </text:span><text:span text:style-name="T19">T_IM_B2R_CTRL_RDMA_HPF_ADDR</text:span><text:span text:style-name="T18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B2R_Set_Deknee_Table</text:span><text:span text:style-name="T25">( UCHAR pipe_no, </text:span><text:span text:style-name="T28">const</text:span><text:span text:style-name="T25"> </text:span><text:span text:style-name="T26">USHORT</text:span><text:span text:style-name="T25">* </text:span><text:span text:style-name="T28">const</text:span><text:span text:style-name="T25"> src_tb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9">extern</text:span><text:span text:style-name="T25"> </text:span><text:span text:style-name="T26">INT32</text:span><text:span text:style-name="T25"> </text:span><text:span text:style-name="T27">Im_B2R_Set_Knee_Table</text:span><text:span text:style-name="T25">( UCHAR pipe_no, </text:span><text:span text:style-name="T26">E_B2R_RGBTBL</text:span><text:span text:style-name="T25"> tbl_type, </text:span><text:span text:style-name="T28">const</text:span><text:span text:style-name="T25"> UCHAR* </text:span><text:span text:style-name="T28">const</text:span><text:span text:style-name="T25"> src_tb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B2R_Set_Offset</text:span><text:span text:style-name="T25">( UCHAR pipe_no, </text:span><text:span text:style-name="T28">const</text:span><text:span text:style-name="T25"> </text:span><text:span text:style-name="T26">T_IM_B2R_OFS</text:span><text:span text:style-name="T25">* </text:span><text:span text:style-name="T28">const</text:span><text:span text:style-name="T25"> ofs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B2R_Set_WB_Slope_Gain</text:span><text:span text:style-name="T25">( UCHAR pipe_no, UCHAR slope_gain_enable, </text:span><text:span text:style-name="T28">const</text:span><text:span text:style-name="T25"> </text:span><text:span text:style-name="T26">T_IM_B2R_BAYER_COLOR</text:span><text:span text:style-name="T25">* </text:span><text:span text:style-name="T28">const</text:span><text:span text:style-name="T25"> b2r_bay_col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B2R_Set_WB_Clip_Level</text:span><text:span text:style-name="T25">( UCHAR pipe_no, </text:span><text:span text:style-name="T28">const</text:span><text:span text:style-name="T25"> </text:span><text:span text:style-name="T26">T_IM_B2R_BAYER_COLOR</text:span><text:span text:style-name="T25">* </text:span><text:span text:style-name="T28">const</text:span><text:span text:style-name="T25"> b2r_bay_col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B2R_Ctrl_Sensitivity</text:span><text:span text:style-name="T25">( UCHAR pipe_no, </text:span><text:span text:style-name="T28">const</text:span><text:span text:style-name="T25"> </text:span><text:span text:style-name="T26">T_IM_B2R_CTRL_ADIP</text:span><text:span text:style-name="T25">* </text:span><text:span text:style-name="T28">const</text:span><text:span text:style-name="T25"> b2r_ctrl_adip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0">VOID im_b2r_set_rdma_val_hpf_ctrl( UCHAR pipe_no, </text:span><text:span text:style-name="T12">const</text:span><text:span text:style-name="T8"> T_IM_B2R_CTRL_HPF* </text:span><text:span text:style-name="T12">const</text:span><text:span text:style-name="T8"> b2r_ctrl_hpf );</text:span></text:p>
          </table:table-cell>
          <table:table-cell office:value-type="string" calcext:value-type="string">
            <text:p>//为了平衡代码量，把调用他的公有函数放到别的文件，这个私有函数需要转为公有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18">
            <text:p>imb2r4.c</text:p>
          </table:table-cell>
          <table:table-cell office:value-type="string" calcext:value-type="string">
            <text:p><text:span text:style-name="T1">INT32</text:span><text:span text:style-name="T2"> </text:span><text:span text:style-name="T3">Im_B2R_Ctrl_Left_Shift</text:span><text:span text:style-name="T2">( UCHAR pipe_no, UCHAR bayer_left_shift, UCHAR saturation_mod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WB_Gain</text:span><text:span text:style-name="T8">( UCHAR pipe_no, </text:span><text:span text:style-name="T10">const</text:span><text:span text:style-name="T8"> </text:span><text:span text:style-name="T11">T_IM_B2R_BAYER_COLOR</text:span><text:span text:style-name="T8">* </text:span><text:span text:style-name="T12">const</text:span><text:span text:style-name="T8"> bay_col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Axi</text:span><text:span text:style-name="T8">( UCHAR pipe_no, </text:span><text:span text:style-name="T10">const</text:span><text:span text:style-name="T8"> </text:span><text:span text:style-name="T11">T_IM_B2R_CTRL_AXI</text:span><text:span text:style-name="T8">* </text:span><text:span text:style-name="T12">const</text:span><text:span text:style-name="T8"> b2r_ctrl_axi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AxiReadStat</text:span><text:span text:style-name="T2">( UCHAR pipe_no, </text:span><text:span text:style-name="T16">T_IM_B2R_AXI_YBR_STAT</text:span><text:span text:style-name="T2">* </text:span><text:span text:style-name="T14">const</text:span><text:span text:style-name="T2"> b2r_axi_read_sta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AxiWriteStat</text:span><text:span text:style-name="T2">( UCHAR pipe_no, </text:span><text:span text:style-name="T16">T_IM_B2R_AXI_YBW_STAT</text:span><text:span text:style-name="T2">* </text:span><text:span text:style-name="T14">const</text:span><text:span text:style-name="T2"> b2r_axi_write_sta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AxiWriteMode</text:span><text:span text:style-name="T2">( UCHAR pipe_no, </text:span><text:span text:style-name="T16">T_IM_B2R_AXI_YBW_MODE</text:span><text:span text:style-name="T2">* </text:span><text:span text:style-name="T14">const</text:span><text:span text:style-name="T2"> b2r_axi_write_mod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AxiWriteMode</text:span><text:span text:style-name="T8">( UCHAR pipe_no, </text:span><text:span text:style-name="T10">const</text:span><text:span text:style-name="T8"> </text:span><text:span text:style-name="T11">T_IM_B2R_AXI_YBW_MODE</text:span><text:span text:style-name="T8">* </text:span><text:span text:style-name="T12">const</text:span><text:span text:style-name="T8"> b2r_axi_write_mod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OutBankIndex</text:span><text:span text:style-name="T2">( UCHAR pipe_no, UCHAR bank_index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Inc_OutBankIndex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ExternalIfOutput</text:span><text:span text:style-name="T8">( UCHAR pipe_no, </text:span><text:span text:style-name="T12">const</text:span><text:span text:style-name="T8"> UCHAR ext_out_en, </text:span><text:span text:style-name="T12">const</text:span><text:span text:style-name="T8"> UCHAR ext_out_alar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Get_ExternalIfOutput</text:span><text:span text:style-name="T8">( UCHAR pipe_no, UCHAR* </text:span><text:span text:style-name="T12">const</text:span><text:span text:style-name="T8"> ext_out_en, UCHAR* </text:span><text:span text:style-name="T12">const</text:span><text:span text:style-name="T8"> ext_out_alar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FrameStop</text:span><text:span text:style-name="T2">( UCHAR pipe_no, UCHAR onoff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YbrBusy</text:span><text:span text:style-name="T2">( UCHAR pipe_no, </text:span><text:span text:style-name="T16">BOOL</text:span><text:span text:style-name="T2">* </text:span><text:span text:style-name="T14">const</text:span><text:span text:style-name="T2"> busy_status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15">Im_B2R_Get_YBR_Error_Factor</text:span><text:span text:style-name="T2">( UCHAR pipe_no, </text:span><text:span text:style-name="T16">UINT32</text:span><text:span text:style-name="T2">* </text:span><text:span text:style-name="T14">const</text:span><text:span text:style-name="T2"> err_fact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Trimming</text:span><text:span text:style-name="T8">( UCHAR pipe_no, </text:span><text:span text:style-name="T10">const</text:span><text:span text:style-name="T8"> </text:span><text:span text:style-name="T11">T_IM_B2R_CTRL_TRIMMING</text:span><text:span text:style-name="T8">* </text:span><text:span text:style-name="T12">const</text:span><text:span text:style-name="T8"> b2r_ctrl_trimming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1">Im_B2R_WaitEnd</text:span><text:span text:style-name="T2">( </text:span><text:span text:style-name="T16">DDIM_USER_FLGPTN</text:span><text:span text:style-name="T2">* </text:span><text:span text:style-name="T14">const</text:span><text:span text:style-name="T2"> p_flgptn, </text:span><text:span text:style-name="T16">DDIM_USER_FLGPTN</text:span><text:span text:style-name="T2"> waiptn, </text:span><text:span text:style-name="T16">DDIM_USER_TMO</text:span><text:span text:style-name="T2"> tmou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HighPassFilter</text:span><text:span text:style-name="T8">( UCHAR pipe_no, </text:span><text:span text:style-name="T10">const</text:span><text:span text:style-name="T8"> </text:span><text:span text:style-name="T11">T_IM_B2R_CTRL_HPF</text:span><text:span text:style-name="T8">* </text:span><text:span text:style-name="T12">const</text:span><text:span text:style-name="T8"> b2r_ctrl_hpf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get_loop_val</text:span><text:span text:style-name="T32">( UCHAR pipe_no, UCHAR* loop_sta, UCHAR* loop_end );</text:span></text:p>
          </table:table-cell>
          <table:table-cell office:value-type="string" calcext:value-type="string">
            <text:p>//私有转公有</text:p>
          </table:table-cell>
        </table:table-row>
        <table:table-row table:style-name="ro2">
          <table:table-cell office:value-type="string" calcext:value-type="string" table:number-columns-spanned="1" table:number-rows-spanned="35">
            <text:p>im_bmh.c</text:p>
          </table:table-cell>
          <table:table-cell office:value-type="string" calcext:value-type="string" table:number-columns-spanned="1" table:number-rows-spanned="20">
            <text:p>imbmh.c</text:p>
          </table:table-cell>
          <table:table-cell office:value-type="string" calcext:value-type="string">
            <text:p><text:span text:style-name="T33">extern</text:span><text:span text:style-name="T34"/><text:span text:style-name="T35">INT32</text:span><text:span text:style-name="T34"> </text:span><text:span text:style-name="T36">Im_BMH_Init</text:span><text:span text:style-name="T34">( </text:span><text:span text:style-name="T35">BYTE</text:span><text:span text:style-name="T34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Start_Sync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INT32</text:span><text:span text:style-name="T8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3">extern</text:span><text:span text:style-name="T34"/><text:span text:style-name="T35">INT32</text:span><text:span text:style-name="T34"> </text:span><text:span text:style-name="T36">Im_BMH_Start_Async</text:span><text:span text:style-name="T34">( </text:span><text:span text:style-name="T35">BYTE</text:span><text:span text:style-name="T34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9">extern</text:span><text:span text:style-name="T25"/><text:span text:style-name="T26">INT32</text:span><text:span text:style-name="T25"> </text:span><text:span text:style-name="T37">Im_BMH_Wait_End</text:span><text:span text:style-name="T25">( </text:span><text:span text:style-name="T26">BYTE</text:span><text:span text:style-name="T25"> channel_no, </text:span><text:span text:style-name="T26">UINT32</text:span><text:span text:style-name="T25">* </text:span><text:span text:style-name="T38">const</text:span><text:span text:style-name="T25"> p_wait_factor, </text:span><text:span text:style-name="T28">const</text:span><text:span text:style-name="T25"> </text:span><text:span text:style-name="T26">INT32</text:span><text:span text:style-name="T25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3">extern</text:span><text:span text:style-name="T34"/><text:span text:style-name="T35">INT32</text:span><text:span text:style-name="T34"> </text:span><text:span text:style-name="T36">Im_BMH_Stop</text:span><text:span text:style-name="T34">( </text:span><text:span text:style-name="T35">BYTE</text:span><text:span text:style-name="T34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3">extern</text:span><text:span text:style-name="T34"/><text:span text:style-name="T35">INT32</text:span><text:span text:style-name="T34"> </text:span><text:span text:style-name="T36">Im_BMH_Close</text:span><text:span text:style-name="T34">( </text:span><text:span text:style-name="T35">BYTE</text:span><text:span text:style-name="T34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Ctrl</text:span><text:span text:style-name="T8">( </text:span><text:span text:style-name="T11">BYTE</text:span><text:span text:style-name="T8"> channel_no, </text:span><text:span text:style-name="T11">T_IM_BMH_CTRL</text:span><text:span text:style-name="T8">* </text:span><text:span text:style-name="T12">const</text:span><text:span text:style-name="T8"> bmh_ctr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Bmhre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BMHRE</text:span><text:span text:style-name="T18">* </text:span><text:span text:style-name="T21">const</text:span><text:span text:style-name="T18"> s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Bmhre</text:span><text:span text:style-name="T8">( </text:span><text:span text:style-name="T11">BYTE</text:span><text:span text:style-name="T8"> channel_no, </text:span><text:span text:style-name="T11">T_IM_BMH_BMHRE</text:span><text:span text:style-name="T8">* </text:span><text:span text:style-name="T12">const</text:span><text:span text:style-name="T8"> s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Rsst</text:span><text:span text:style-name="T8">( </text:span><text:span text:style-name="T11">BYTE</text:span><text:span text:style-name="T8"> channel_no, </text:span><text:span text:style-name="T11">T_IM_BMH_RSST</text:span><text:span text:style-name="T8">* </text:span><text:span text:style-name="T12">const</text:span><text:span text:style-name="T8"> rss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Bmhcont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BMHCONT</text:span><text:span text:style-name="T18">* </text:span><text:span text:style-name="T21">const</text:span><text:span text:style-name="T18"> co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Bmhcont</text:span><text:span text:style-name="T8">( </text:span><text:span text:style-name="T11">BYTE</text:span><text:span text:style-name="T8"> channel_no, </text:span><text:span text:style-name="T11">T_IM_BMH_BMHCONT</text:span><text:span text:style-name="T8">* </text:span><text:span text:style-name="T12">const</text:span><text:span text:style-name="T8"> co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Bmhaxi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AXI</text:span><text:span text:style-name="T18">* </text:span><text:span text:style-name="T21">const</text:span><text:span text:style-name="T18"> axi_ctr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Bmhhcnt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BMHHCNT</text:span><text:span text:style-name="T18">* </text:span><text:span text:style-name="T21">const</text:span><text:span text:style-name="T18"> c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Bmhsad_wr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BMHSAD_WR</text:span><text:span text:style-name="T18">* </text:span><text:span text:style-name="T21">const</text:span><text:span text:style-name="T18"> sad_w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Lut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LUT</text:span><text:span text:style-name="T18">* </text:span><text:span text:style-name="T21">const</text:span><text:span text:style-name="T18"> lut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Ctrl_Dma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CTRL_DMA</text:span><text:span text:style-name="T18">* </text:span><text:span text:style-name="T21">const</text:span><text:span text:style-name="T18"> bmh_ctrl_dm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2"/><text:span text:style-name="T2">VOID </text:span><text:span text:style-name="T3">Im_BMH_Int_Handler</text:span><text:span text:style-name="T2">( </text:span><text:span text:style-name="T16">BYTE</text:span><text:span text:style-name="T2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Ctrl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CTRL</text:span><text:span text:style-name="T18">* </text:span><text:span text:style-name="T21">const</text:span><text:span text:style-name="T18"> bmh_ctrl );</text:span></text:p>
          </table:table-cell>
          <table:table-cell/>
        </table:table-row>
        <table:table-row table:style-name="ro3">
          <table:covered-table-cell table:number-columns-repeated="2"/>
          <table:table-cell table:style-name="ce5" office:value-type="string" calcext:value-type="string">
            <text:p>VOID Im_BMH_Print_ClockStatus( VOID )</text:p>
          </table:table-cell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15">
            <text:p>imbmh1.c</text:p>
          </table:table-cell>
          <table:table-cell office:value-type="string" calcext:value-type="string">
            <text:p><text:span text:style-name="T41">extern</text:span><text:span text:style-name="T42"/><text:span text:style-name="T43">INT32</text:span><text:span text:style-name="T42"> </text:span><text:span text:style-name="T44">Im_BMH_Set_Interrupt</text:span><text:span text:style-name="T42">( </text:span><text:span text:style-name="T43">BYTE</text:span><text:span text:style-name="T42"> channel_no, </text:span><text:span text:style-name="T43">USHORT</text:span><text:span text:style-name="T42"> interrupt_bit, UCHAR permission_flg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Cur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CUR_BLOCK</text:span><text:span text:style-name="T18">* </text:span><text:span text:style-name="T21">const</text:span><text:span text:style-name="T18"> cur_write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8"/><text:span text:style-name="T19">INT32</text:span><text:span text:style-name="T18"> </text:span><text:span text:style-name="T40">Im_BMH_Set_Ref</text:span><text:span text:style-name="T18">( </text:span><text:span text:style-name="T19">BYTE</text:span><text:span text:style-name="T18"> channel_no, </text:span><text:span text:style-name="T21">const</text:span><text:span text:style-name="T18"> </text:span><text:span text:style-name="T19">T_IM_BMH_REF_BLOCK</text:span><text:span text:style-name="T18">* </text:span><text:span text:style-name="T21">const</text:span><text:span text:style-name="T18"> ref_write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000</text:span><text:span text:style-name="T8">( </text:span><text:span text:style-name="T11">BYTE</text:span><text:span text:style-name="T8"> channel_no, </text:span><text:span text:style-name="T11">T_IM_BMH_SADR_000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001</text:span><text:span text:style-name="T8">( </text:span><text:span text:style-name="T11">BYTE</text:span><text:span text:style-name="T8"> channel_no, </text:span><text:span text:style-name="T11">T_IM_BMH_SADR_001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010</text:span><text:span text:style-name="T8">( </text:span><text:span text:style-name="T11">BYTE</text:span><text:span text:style-name="T8"> channel_no, </text:span><text:span text:style-name="T11">T_IM_BMH_SADR_010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011</text:span><text:span text:style-name="T8">( </text:span><text:span text:style-name="T11">BYTE</text:span><text:span text:style-name="T8"> channel_no, </text:span><text:span text:style-name="T11">T_IM_BMH_SADR_011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100</text:span><text:span text:style-name="T8">( </text:span><text:span text:style-name="T11">BYTE</text:span><text:span text:style-name="T8"> channel_no, </text:span><text:span text:style-name="T11">T_IM_BMH_SADR_100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101</text:span><text:span text:style-name="T8">( </text:span><text:span text:style-name="T11">BYTE</text:span><text:span text:style-name="T8"> channel_no, </text:span><text:span text:style-name="T11">T_IM_BMH_SADR_101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Sadr_110</text:span><text:span text:style-name="T8">( </text:span><text:span text:style-name="T11">BYTE</text:span><text:span text:style-name="T8"> channel_no, </text:span><text:span text:style-name="T11">T_IM_BMH_SADR_110</text:span><text:span text:style-name="T8">* </text:span><text:span text:style-name="T12">const</text:span><text:span text:style-name="T8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Ctrl_Dma</text:span><text:span text:style-name="T8">( </text:span><text:span text:style-name="T11">BYTE</text:span><text:span text:style-name="T8"> channel_no, </text:span><text:span text:style-name="T11">T_IM_BMH_CTRL_DMA</text:span><text:span text:style-name="T8">* </text:span><text:span text:style-name="T12">const</text:span><text:span text:style-name="T8"> bmh_ctrl_dm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Bmhsad_wr</text:span><text:span text:style-name="T8">( </text:span><text:span text:style-name="T11">BYTE</text:span><text:span text:style-name="T8"> channel_no, </text:span><text:span text:style-name="T11">T_IM_BMH_BMHSAD_WR</text:span><text:span text:style-name="T8">* </text:span><text:span text:style-name="T12">const</text:span><text:span text:style-name="T8"> sad_w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Bmhhcnt</text:span><text:span text:style-name="T8">( </text:span><text:span text:style-name="T11">BYTE</text:span><text:span text:style-name="T8"> channel_no, </text:span><text:span text:style-name="T11">T_IM_BMH_BMHHCNT</text:span><text:span text:style-name="T8">* </text:span><text:span text:style-name="T12">const</text:span><text:span text:style-name="T8"> c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Get_Bmhaxierr</text:span><text:span text:style-name="T8">( </text:span><text:span text:style-name="T11">BYTE</text:span><text:span text:style-name="T8"> channel_no, </text:span><text:span text:style-name="T11">T_IM_BMH_AXI_STATUS</text:span><text:span text:style-name="T8">* </text:span><text:span text:style-name="T12">const</text:span><text:span text:style-name="T8"> sts );</text:span></text:p>
          </table:table-cell>
          <table:table-cell/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<text:span text:style-name="T22">extern</text:span><text:span text:style-name="T8"/><text:span text:style-name="T11">INT32</text:span><text:span text:style-name="T8"> </text:span><text:span text:style-name="T23">Im_BMH_Open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INT32</text:span><text:span text:style-name="T8"> tmout );</text:span>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7">
            <text:p>im_me.c</text:p>
          </table:table-cell>
          <table:table-cell office:value-type="string" calcext:value-type="string" table:number-columns-spanned="1" table:number-rows-spanned="7">
            <text:p>imme.c</text:p>
          </table:table-cell>
          <table:table-cell office:value-type="string" calcext:value-type="string">
            <text:p><text:span text:style-name="T6">extern</text:span><text:span text:style-name="T2"> </text:span><text:span text:style-name="T16">INT32</text:span><text:span text:style-name="T2"> </text:span><text:span text:style-name="T3">Im_ME_Init</text:span><text:span text:style-name="T2">( VOID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45">extern</text:span><text:span text:style-name="T2"> </text:span><text:span text:style-name="T16">INT32</text:span><text:span text:style-name="T2"> </text:span><text:span text:style-name="T3">Im_ME_Open</text:span><text:span text:style-name="T2">( </text:span><text:span text:style-name="T14">const</text:span><text:span text:style-name="T2"> </text:span><text:span text:style-name="T16">INT32</text:span><text:span text:style-name="T2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2"> </text:span><text:span text:style-name="T16">INT32</text:span><text:span text:style-name="T2"> </text:span><text:span text:style-name="T3">Im_ME_Close</text:span><text:span text:style-name="T2">( VOID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ME_Ctrl</text:span><text:span text:style-name="T25">( </text:span><text:span text:style-name="T28">const</text:span><text:span text:style-name="T25"> </text:span><text:span text:style-name="T26">T_IM_ME_CTRL</text:span><text:span text:style-name="T25">* </text:span><text:span text:style-name="T28">const</text:span><text:span text:style-name="T25"> me_ctr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4">extern</text:span><text:span text:style-name="T25"> </text:span><text:span text:style-name="T26">INT32</text:span><text:span text:style-name="T25"> </text:span><text:span text:style-name="T27">Im_ME_Start</text:span><text:span text:style-name="T25">( </text:span><text:span text:style-name="T28">const</text:span><text:span text:style-name="T25"> </text:span><text:span text:style-name="T26">T_IM_ME_START</text:span><text:span text:style-name="T25">* </text:span><text:span text:style-name="T28">const</text:span><text:span text:style-name="T25"> me_star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46">extern</text:span><text:span text:style-name="T2"> </text:span><text:span text:style-name="T16">INT32</text:span><text:span text:style-name="T2"> </text:span><text:span text:style-name="T31">Im_ME_Wait_End</text:span><text:span text:style-name="T2">( </text:span><text:span text:style-name="T16">UINT32</text:span><text:span text:style-name="T2">* </text:span><text:span text:style-name="T14">const</text:span><text:span text:style-name="T2"> p_wait_factor, </text:span><text:span text:style-name="T14">const</text:span><text:span text:style-name="T2"> </text:span><text:span text:style-name="T16">INT32</text:span><text:span text:style-name="T2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2"> VOID </text:span><text:span text:style-name="T3">Im_ME_Int_Handler</text:span><text:span text:style-name="T2">( VOID );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zh" number:country="CN">
      <number:month/>
      <number:text>-</number:text>
      <number:day/>
      <number:text>-</number:text>
      <number:year/>
    </number:date-style>
    <number:time-style style:name="N10131" number:language="zh" number:country="CN">
      <number:hours/>
      <number:text>时</number:text>
      <number:minutes number:style="long"/>
      <number:text>分</number:text>
    </number:time-style>
    <number:time-style style:name="N1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3" number:language="zh" number:country="CN">
      <number:am-pm/>
      <number:hours/>
      <number:text>时</number:text>
      <number:minutes number:style="long"/>
      <number:text>分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9">0000／00／00</text:date>, <text:time style:data-style-name="N2" text:time-value="10:49:48.277032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6:49:33.121897156</meta:creation-date>
    <dc:date>2020-09-09T11:31:15.856461430</dc:date>
    <meta:editing-duration>PT10M43S</meta:editing-duration>
    <meta:editing-cycles>17</meta:editing-cycles>
    <meta:generator>LibreOffice/4.2.8.2$Linux_X86_64 LibreOffice_project/420m0$Build-2</meta:generator>
    <meta:document-statistic meta:table-count="1" meta:cell-count="131" meta:object-count="0"/>
  </office:meta>
</office:document-meta>
</file>